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2.7984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1.6299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839in"/>
    </style:style>
    <style:style style:name="co10" style:family="table-column">
      <style:table-column-properties fo:break-before="auto" style:column-width="4.45in"/>
    </style:style>
    <style:style style:name="co11" style:family="table-column">
      <style:table-column-properties fo:break-before="auto" style:column-width="2.8634in"/>
    </style:style>
    <style:style style:name="co12" style:family="table-column">
      <style:table-column-properties fo:break-before="auto" style:column-width="2.6382in"/>
    </style:style>
    <style:style style:name="co13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2.5626in"/>
    </style:style>
    <style:style style:name="co15" style:family="table-column">
      <style:table-column-properties fo:break-before="auto" style:column-width="2.4984in"/>
    </style:style>
    <style:style style:name="co16" style:family="table-column">
      <style:table-column-properties fo:break-before="auto" style:column-width="1.598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4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display_name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stack_size</text:p>
          </table:table-cell>
          <table:table-cell table:style-name="ce1" office:value-type="string" calcext:value-type="string">
            <text:p>research_required</text:p>
          </table:table-cell>
          <table:table-cell table:style-name="ce1" office:value-type="string" calcext:value-type="string">
            <text:p>recipes</text:p>
          </table:table-cell>
        </table:table-row>
        <table:table-row table:style-name="ro1">
          <table:table-cell table:style-name="ce1" table:formula="of:=[item_categories.A5]" office:value-type="string" office:string-value="Ingredient" calcext:value-type="string">
            <text:p>Ingredient</text:p>
          </table:table-cell>
          <table:table-cell table:style-name="ce1" office:value-type="string" calcext:value-type="string">
            <text:p>bread_loaf</text:p>
          </table:table-cell>
          <table:table-cell table:style-name="ce1" office:value-type="string" calcext:value-type="string">
            <text:p>Bread</text:p>
          </table:table-cell>
          <table:table-cell office:value-type="string" calcext:value-type="string">
            <text:p>Fabled bread of the ancients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research.A3]" office:value-type="string" office:string-value="Food Handling 1" calcext:value-type="string">
            <text:p>Food Handling 1</text:p>
          </table:table-cell>
          <table:table-cell table:style-name="ce1"/>
        </table:table-row>
        <table:table-row table:style-name="ro1">
          <table:table-cell table:style-name="ce1" table:formula="of:=[item_categories.A5]" office:value-type="string" office:string-value="Ingredient" calcext:value-type="string">
            <text:p>Ingredient</text:p>
          </table:table-cell>
          <table:table-cell table:style-name="ce1" office:value-type="string" calcext:value-type="string">
            <text:p>cheese_wheel</text:p>
          </table:table-cell>
          <table:table-cell table:style-name="ce1" office:value-type="string" calcext:value-type="string">
            <text:p>Cheese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[research.A3]" office:value-type="string" office:string-value="Food Handling 1" calcext:value-type="string">
            <text:p>Food Handling 1</text:p>
          </table:table-cell>
          <table:table-cell table:style-name="ce1"/>
        </table:table-row>
        <table:table-row table:style-name="ro1">
          <table:table-cell table:style-name="ce1" table:formula="of:=[item_categories.A5]" office:value-type="string" office:string-value="Ingredient" calcext:value-type="string">
            <text:p>Ingredient</text:p>
          </table:table-cell>
          <table:table-cell table:style-name="ce1" office:value-type="string" calcext:value-type="string">
            <text:p>meat_slab</text:p>
          </table:table-cell>
          <table:table-cell table:style-name="ce1" office:value-type="string" calcext:value-type="string">
            <text:p>Meat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table:formula="of:=[item_categories.A6]" office:value-type="string" office:string-value="Product" calcext:value-type="string">
            <text:p>Product</text:p>
          </table:table-cell>
          <table:table-cell table:style-name="ce1" office:value-type="string" calcext:value-type="string">
            <text:p>pizza_slice</text:p>
          </table:table-cell>
          <table:table-cell table:style-name="ce1" office:value-type="string" calcext:value-type="string">
            <text:p>Pizza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[]</text:p>
          </table:table-cell>
          <table:table-cell table:style-name="ce1" table:formula="of:=[recipes.A3]" office:value-type="string" office:string-value="haphazardous_pizza" calcext:value-type="string">
            <text:p>haphazardous_pizza</text:p>
          </table:table-cell>
        </table:table-row>
        <table:table-row table:style-name="ro1">
          <table:table-cell table:formula="of:=[item_categories.A6]" office:value-type="string" office:string-value="Product" calcext:value-type="string">
            <text:p>Produc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Burger</text:p>
          </table:table-cell>
          <table:table-cell table:number-columns-repeated="3"/>
          <table:table-cell table:formula="of:=[recipes.A6]" office:value-type="string" office:string-value="horrendous_burger" calcext:value-type="string">
            <text:p>horrendous_burger</text:p>
          </table:table-cell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 table:number-rows-repeated="2">
          <table:table-cell table:style-name="ce1" table:number-columns-repeated="6"/>
          <table:table-cell/>
        </table:table-row>
        <table:table-row table:style-name="ro1">
          <table:table-cell table:style-name="ce1" table:number-columns-repeated="6"/>
          <table:table-cell/>
        </table:table-row>
      </table:table>
      <table:table table:name="recip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cipe_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quired_machinery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produc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phazardous_pizza</text:p>
          </table:table-cell>
          <table:table-cell office:value-type="string" calcext:value-type="string">
            <text:p>you don’t even know how to make pizza like wtf are you on about mate</text:p>
          </table:table-cell>
          <table:table-cell/>
          <table:table-cell table:formula="of:=[items.B3] &amp; &quot;, &quot; &amp; [items.B2]" office:value-type="string" office:string-value="cheese_wheel, bread_loaf" calcext:value-type="string">
            <text:p>cheese_wheel, bread_loaf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orrendous_burger</text:p>
          </table:table-cell>
          <table:table-cell office:value-type="string" calcext:value-type="string">
            <text:p>did u just use a whole slab of meat for that seriously why tho</text:p>
          </table:table-cell>
          <table:table-cell/>
          <table:table-cell table:formula="of:=[items.B4] &amp; &quot;, &quot; &amp; [items.B2]" office:value-type="string" office:string-value="meat_slab, bread_loaf" calcext:value-type="string">
            <text:p>meat_slab, bread_loaf</text:p>
          </table:table-cell>
          <table:table-cell office:value-type="float" office:value="4" calcext:value-type="float">
            <text:p>4</text:p>
          </table:table-cell>
        </table:table-row>
      </table:table>
      <table:table table:name="research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research name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ood Handling 1</text:p>
          </table:table-cell>
          <table:table-cell table:formula="of:=LOWER(SUBSTITUTE([.A3]; &quot; &quot;; &quot;_&quot;))" office:value-type="string" office:string-value="food_handling_1" calcext:value-type="string">
            <text:p>food_handling_1</text:p>
          </table:table-cell>
          <table:table-cell table:number-columns-repeated="2"/>
        </table:table-row>
      </table:table>
      <table:table table:name="io" table:style-name="ta1">
        <table:table-column table:style-name="co8" table:default-cell-style-name="Default"/>
        <table:table-row table:style-name="ro1">
          <table:table-cell/>
        </table:table-row>
      </table:table>
      <table:table table:name="item_categorie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ategory display name</text:p>
          </table:table-cell>
          <table:table-cell office:value-type="string" calcext:value-type="string">
            <text:p>category snake name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gredient</text:p>
          </table:table-cell>
          <table:table-cell table:formula="of:=LOWER([.A5])" office:value-type="string" office:string-value="ingredient" calcext:value-type="string">
            <text:p>ingredient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table:formula="of:=LOWER([.A6])" office:value-type="string" office:string-value="product" calcext:value-type="string">
            <text:p>produ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3:27:23.642396411</meta:creation-date>
    <dc:date>2025-01-17T17:21:35.410444569</dc:date>
    <meta:editing-duration>PT1H16M45S</meta:editing-duration>
    <meta:editing-cycles>5</meta:editing-cycles>
    <meta:generator>LibreOffice/24.8.4.2$Linux_X86_64 LibreOffice_project/480$Build-2</meta:generator>
    <meta:document-statistic meta:table-count="5" meta:cell-count="55" meta:object-count="0"/>
  </office:meta>
</office:document-meta>
</file>